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849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1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1.905cm" svg:x="1.181cm" svg:y="13.502cm">
          <text:p text:style-name="P1"><text:span text:style-name="T1">Filling Leave For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318cm" svg:height="4.445cm" svg:x="2.005cm" svg:y="16.66cm">
          <text:p text:style-name="P1"><text:span text:style-name="T1">Head department </text:span></text:p>
          <text:p text:style-name="P1"><text:span text:style-name="T1">approval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4.318cm" svg:height="4.445cm" svg:x="7.604cm" svg:y="16.644cm">
          <text:p text:style-name="P1"><text:span text:style-name="T1">General manager </text:span></text:p>
          <text:p text:style-name="P1"><text:span text:style-name="T1">approval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5.349cm" svg:height="0.725cm" svg:x="8.481cm" svg:y="0.981cm">
          <draw:text-box>
            <text:p><text:span text:style-name="T1">Applying Leave Flowchart</text:span></text:p>
          </draw:text-box>
        </draw:frame>
        <draw:line draw:style-name="gr3" draw:text-style-name="P1" draw:layer="layout" svg:x1="4.175cm" svg:y1="5.064cm" svg:x2="4.175cm" svg:y2="7.604cm">
          <text:p/>
        </draw:line>
        <draw:line draw:style-name="gr3" draw:text-style-name="P1" draw:layer="layout" svg:x1="4.175cm" svg:y1="15.405cm" svg:x2="4.175cm" svg:y2="16.723cm">
          <text:p/>
        </draw:line>
        <draw:line draw:style-name="gr3" draw:text-style-name="P1" draw:layer="layout" svg:x1="6.275cm" svg:y1="18.928cm" svg:x2="7.593cm" svg:y2="18.905cm">
          <text:p/>
        </draw:line>
        <draw:line draw:style-name="gr3" draw:text-style-name="P1" draw:layer="layout" svg:x1="11.875cm" svg:y1="18.925cm" svg:x2="13.193cm" svg:y2="18.902cm">
          <text:p/>
        </draw:line>
        <draw:line draw:style-name="gr3" draw:text-style-name="P1" draw:layer="layout" svg:x1="15.224cm" svg:y1="19.746cm" svg:x2="15.275cm" svg:y2="22.423cm">
          <text:p/>
        </draw:line>
        <draw:custom-shape draw:style-name="gr1" draw:text-style-name="P2" draw:layer="layout" svg:width="5.715cm" svg:height="1.905cm" svg:x="12.381cm" svg:y="22.402cm">
          <text:p text:style-name="P1"><text:span text:style-name="T1">Prin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3.683cm" svg:height="1.016cm" svg:x="2.397cm" svg:y="22.49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3.683cm" svg:height="1.016cm" svg:x="7.997cm" svg:y="22.491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3.683cm" svg:height="1.016cm" svg:x="13.397cm" svg:y="25.592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4.175cm" svg:y1="21.105cm" svg:x2="4.175cm" svg:y2="22.423cm">
          <text:p/>
        </draw:line>
        <draw:line draw:style-name="gr3" draw:text-style-name="P1" draw:layer="layout" svg:x1="9.775cm" svg:y1="21.105cm" svg:x2="9.775cm" svg:y2="22.423cm">
          <text:p/>
        </draw:line>
        <draw:line draw:style-name="gr3" draw:text-style-name="P1" draw:layer="layout" svg:x1="15.275cm" svg:y1="24.305cm" svg:x2="15.275cm" svg:y2="25.623cm">
          <text:p/>
        </draw:line>
        <draw:frame draw:style-name="gr4" draw:text-style-name="P3" draw:layer="layout" svg:width="0.781cm" svg:height="0.725cm" svg:x="6.042cm" svg:y="18.176cm">
          <draw:text-box>
            <text:p><text:span text:style-name="T1">Y</text:span></text:p>
          </draw:text-box>
        </draw:frame>
        <draw:frame draw:style-name="gr4" draw:text-style-name="P3" draw:layer="layout" svg:width="0.781cm" svg:height="0.725cm" svg:x="11.643cm" svg:y="18.177cm">
          <draw:text-box>
            <text:p><text:span text:style-name="T1">Y</text:span></text:p>
          </draw:text-box>
        </draw:frame>
        <draw:custom-shape draw:style-name="gr1" draw:text-style-name="P2" draw:layer="layout" svg:width="5.715cm" svg:height="1.905cm" svg:x="12.681cm" svg:y="17.902cm">
          <text:p text:style-name="P1"><text:span text:style-name="T1">HR </text:span></text:p>
          <text:p text:style-name="P1"><text:span text:style-name="T1">Verific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3" draw:layer="layout" svg:width="0.807cm" svg:height="0.725cm" svg:x="4.056cm" svg:y="20.97cm">
          <draw:text-box>
            <text:p><text:span text:style-name="T1">N</text:span></text:p>
          </draw:text-box>
        </draw:frame>
        <draw:frame draw:style-name="gr5" draw:text-style-name="P3" draw:layer="layout" svg:width="0.807cm" svg:height="0.725cm" svg:x="9.757cm" svg:y="20.971cm">
          <draw:text-box>
            <text:p><text:span text:style-name="T1">N</text:span></text:p>
          </draw:text-box>
        </draw:frame>
        <draw:custom-shape draw:style-name="gr1" draw:text-style-name="P2" draw:layer="layout" svg:width="4.709cm" svg:height="4.655cm" svg:x="1.806cm" svg:y="7.55cm">
          <text:p text:style-name="P1"><text:span text:style-name="T1">Select Leave Category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4.175cm" svg:y1="12.205cm" svg:x2="4.175cm" svg:y2="13.523cm">
          <text:p/>
        </draw:line>
        <draw:custom-shape draw:style-name="gr1" draw:text-style-name="P2" draw:layer="layout" svg:width="3.683cm" svg:height="1.016cm" svg:x="2.397cm" svg:y="1.69cm">
          <text:p text:style-name="P2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5.715cm" svg:height="1.905cm" svg:x="1.181cm" svg:y="4.002cm">
          <text:p text:style-name="P2"><text:span text:style-name="T1">Log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4.175cm" svg:y1="2.778cm" svg:x2="4.175cm" svg:y2="4.0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01T15:25:20.27</meta:creation-date>
    <dc:date>2018-03-20T17:05:55.93</dc:date>
    <meta:editing-duration>PT8H9M51S</meta:editing-duration>
    <meta:editing-cycles>5</meta:editing-cycles>
    <meta:generator>OpenOffice/4.1.1$Win32 OpenOffice.org_project/411m6$Build-9775</meta:generator>
    <meta:document-statistic meta:object-count="26"/>
  </office:meta>
</office:document-meta>
</file>